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8690f"/>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officeooo:rsid="001a1ff9"/>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AFFERO GENERAL PUBLIC LICENSE</text:h>
      <text:p text:style-name="First_20_paragraph">Version 3, 19 November 2007</text:p>
      <text:p text:style-name="P2">Copyright (C) 2007 Free Software Foundation, Inc. <text:a xlink:type="simple" xlink:href="https://fsf.org/"><text:span text:style-name="Definition"><text:span text:style-name="T1">https://fsf.org/</text:span></text:span></text:a></text:p>
      <text:p text:style-name="P2">Everyone is permitted to copy and distribute verbatim copies of this license document, but changing it is not allowed.</text:p>
      <text:h text:style-name="Heading_20_3" text:outline-level="3">Preamble</text:h>
      <text:p text:style-name="First_20_paragraph">The GNU Affero General Public License is a free, copyleft license for software and other kinds of works, specifically designed to ensure cooperation with the community in the case of network server software.</text:p>
      <text:p text:style-name="Text_20_body">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Developers that use our General Public Licenses protect your rights with two steps: (1) assert copyright on the software, and (2) offer you this License which gives you legal permission to copy, distribute and/or modify the software.</text:p>
      <text:p text:style-name="Text_20_body">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Text_20_body">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Text_20_body">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Text_20_body"><text:soft-page-break/>The precise terms and conditions for copying, distribution and modification follow.</text:p>
      <text:h text:style-name="Heading_20_3" text:outline-level="3">TERMS AND CONDITIONS</text:h>
      <text:h text:style-name="Heading_20_4" text:outline-level="4">0. Definitions.</text:h>
      <text:p text:style-name="First_20_paragraph">"This License" refers to version 3 of the GNU Affero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1. Source Code.</text:h>
      <text:p text:style-name="First_20_paragraph">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text:soft-page-break/>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2. Basic Permissions.</text:h>
      <text:p text:style-name="First_20_paragraph">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3. Protecting Users' Legal Rights From Anti-Circumvention Law.</text:h>
      <text:p text:style-name="First_20_paragraph">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xt:soft-page-break/>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4. Conveying Verbatim Copies.</text:h>
      <text:p text:style-name="First_20_paragraph">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5. Conveying Modified Source Versions.</text:h>
      <text:p text:style-name="First_20_paragraph">You may convey a work based on the Program, or the modifications to produce it from the Program, in the form of source code under the terms of section 4, provided that you also meet all of these conditions:</text:p>
      <text:list xml:id="list2360131415166897548" text:style-name="L1">
        <text:list-item>
          <text:p text:style-name="P3">a) The work must carry prominent notices stating that you modified it, and giving a relevant date.</text:p>
        </text:list-item>
        <text:list-item>
          <text:p text:style-name="P3">b) The work must carry prominent notices stating that it is released under this License and any conditions added under section 7. This requirement modifies the requirement in section 4 to "keep intact all notices".</text:p>
        </text:list-item>
        <text:list-item>
          <text:p text:style-name="P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3">d) If the work has interactive user interfaces, each must display Appropriate Legal Notices; however, if the Program has interactive interfaces that do not display Appropriate Legal Notices, your work need not make them do so.</text:p>
        </text:list-item>
      </text:list>
      <text:p text:style-name="First_20_paragraph">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6. Conveying Non-Source Forms.</text:h>
      <text:p text:style-name="First_20_paragraph">You may convey a covered work in object code form under the terms of sections 4 and 5, provided that you also convey the machine-readable Corresponding Source under the terms of this License, in one of these ways:</text:p>
      <text:list xml:id="list5959544834537639519" text:style-name="L2">
        <text:list-item>
          <text:p text:style-name="P4"><text:soft-page-break/>a) Convey the object code in, or embodied in, a physical product (including a physical distribution medium), accompanied by the Corresponding Source fixed on a durable physical medium customarily used for software interchange.</text:p>
        </text:list-item>
        <text:list-item>
          <text:p text:style-name="P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e) Convey the object code using peer-to-peer transmission, provided you inform other peers where the object code and Corresponding Source of the work are being offered to the general public at no charge under subsection 6d.</text:p>
        </text:list-item>
      </text:list>
      <text:p text:style-name="First_20_paragraph">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7. Additional Terms.</text:h>
      <text:p text:style-name="First_20_paragraph">"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7262866555795608141" text:style-name="L3">
        <text:list-item>
          <text:p text:style-name="P5">a) Disclaiming warranty or limiting liability differently from the terms of sections 15 and 16 of this License; or</text:p>
        </text:list-item>
        <text:list-item>
          <text:p text:style-name="P5">b) Requiring preservation of specified reasonable legal notices or author attributions in that material or in the Appropriate Legal Notices displayed by works containing it; or</text:p>
        </text:list-item>
        <text:list-item>
          <text:p text:style-name="P5">c) Prohibiting misrepresentation of the origin of that material, or requiring that modified versions of such material be marked in reasonable ways as different from the original version; or</text:p>
        </text:list-item>
        <text:list-item>
          <text:p text:style-name="P5">d) Limiting the use for publicity purposes of names of licensors or authors of the <text:soft-page-break/>material; or</text:p>
        </text:list-item>
        <text:list-item>
          <text:p text:style-name="P5">e) Declining to grant rights under trademark law for use of some trade names, trademarks, or service marks; or</text:p>
        </text:list-item>
        <text:list-item>
          <text:p text:style-name="P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First_20_paragraph">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8. Termination.</text:h>
      <text:p text:style-name="First_20_paragraph">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9. Acceptance Not Required for Having Copies.</text:h>
      <text:p text:style-name="First_20_paragraph">You are not required to accept this License in order to receive or run a copy of the Program. Ancillary propagation of a covered work occurring solely as a consequence of using peer-to-peer <text:soft-page-break/>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10. Automatic Licensing of Downstream Recipients.</text:h>
      <text:p text:style-name="First_20_paragraph">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11. Patents.</text:h>
      <text:p text:style-name="First_20_paragraph">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text:soft-page-break/>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12. No Surrender of Others' Freedom.</text:h>
      <text:p text:style-name="First_20_paragraph">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13. Remote Network Interaction; Use with the GNU General Public License.</text:h>
      <text:p text:style-name="First_20_paragraph">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text:soft-page-break/>Corresponding Source shall include the Corresponding Source for any work covered by version 3 of the GNU General Public License that is incorporated pursuant to the following paragraph.</text:p>
      <text:p text:style-name="Text_20_body">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h text:style-name="Heading_20_4" text:outline-level="4">14. Revised Versions of this License.</text:h>
      <text:p text:style-name="First_20_paragraph">The Free Software Foundation may publish revised and/or new versions of the GNU Affero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Affero General Public License "or any later versio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Text_20_body">If the Program specifies that a proxy can decide which future versions of the GNU Affero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15. Disclaimer of Warranty.</text:h>
      <text:p text:style-name="First_20_paragraph">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16. Limitation of Liability.</text:h>
      <text:p text:style-name="First_20_paragraph">IN NO EVENT UNLESS REQUIRED BY APPLICABLE LAW OR AGREED TO IN WRITING WILL ANY COPYRIGHT HOLDER, OR ANY OTHER PARTY WHO MODIFIES AND/OR CONVEYS THE PROGRAM AS PERMITTED ABOVE, BE LIABLE TO YOU FOR DAMAGES, INCLUDING ANY GENERAL, SPECIAL, INCIDENTAL OR <text:soft-page-break/>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17. Interpretation of Sections 15 and 16.</text:h>
      <text:p text:style-name="First_20_paragraph">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h text:style-name="Heading_20_3" text:outline-level="3">How to Apply These Terms to Your New Programs</text:h>
      <text:p text:style-name="First_20_paragraph">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Affero General Public License as</text:p>
      <text:p text:style-name="Preformatted_20_Text"><text:s text:c="4"/>published by the Free Software Foundation, either version 3 of the</text:p>
      <text:p text:style-name="Preformatted_20_Text"><text:s text:c="4"/>License, or (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Affero General Public License for more details.</text:p>
      <text:p text:style-name="Preformatted_20_Text"/>
      <text:p text:style-name="Preformatted_20_Text"><text:s text:c="4"/>You should have received a copy of the GNU Affero General Public License</text:p>
      <text:p text:style-name="Preformatted_20_Text"><text:s text:c="4"/>along with this program. <text:s/>If not, see &lt;http<text:span text:style-name="T1">s</text:span>://www.gnu.org/licenses/&gt;.</text:p>
      <text:p text:style-name="First_20_paragraph">Also add information on how to contact you by electronic and paper mail.</text:p>
      <text:p text:style-name="Text_20_body">If your software can interact with users remotely through a computer network, you should also make sure that it provides a way for users to get its source. For example, if your program is a web application, its interface could display a "Source" link that leads users to an archive of the code. There are many ways you could offer source, and different solutions will be better for different programs; see section 13 for the specific requirements.</text:p>
      <text:p text:style-name="Text_20_body">You should also get your employer (if you work as a programmer) or school, if any, to sign a "copyright disclaimer" for the program, if necessary. For more information on this, and how to <text:soft-page-break/>apply and follow the GNU AGPL, see <text:a xlink:type="simple" xlink:href="https://www.gnu.org/licenses/"><text:span text:style-name="Definition">http</text:span></text:a><text:a xlink:type="simple" xlink:href="https://www.gnu.org/licenses/"><text:span text:style-name="Definition"><text:span text:style-name="T1">s</text:span></text:span></text:a><text:a xlink:type="simple" xlink:href="https://www.gnu.org/licenses/"><text:span text:style-name="Definition">://www.gnu.org/licens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9T15:23:21.483176166</dc:date>
    <dc:creator>Thérèse </dc:creator>
    <meta:editing-duration>PT10M47S</meta:editing-duration>
    <meta:editing-cycles>4</meta:editing-cycles>
    <meta:generator>LibreOffice/4.2.8.2$Linux_X86_64 LibreOffice_project/420m0$Build-2</meta:generator>
    <meta:document-statistic meta:table-count="0" meta:image-count="0" meta:object-count="0" meta:page-count="12" meta:paragraph-count="129" meta:word-count="5552" meta:character-count="33628" meta:non-whitespace-character-count="28169"/>
  </office:meta>
</office:document-meta>
</file>